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A500000096B615E5A8D1524AAF.png" manifest:media-type="image/png"/>
  <manifest:file-entry manifest:full-path="Pictures/10000000000003A50000009889B8F80B9CE57389.png" manifest:media-type="image/png"/>
  <manifest:file-entry manifest:full-path="Pictures/10000000000003A4000000967C565D285454A9D6.png" manifest:media-type="image/png"/>
  <manifest:file-entry manifest:full-path="Pictures/10000000000003A30000009322C5BC3A325117C9.png" manifest:media-type="image/png"/>
  <manifest:file-entry manifest:full-path="Pictures/10000000000003A60000009EDB70F7F500D5AC5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1b69d"/>
    </style:style>
    <style:style style:name="P2" style:family="paragraph" style:parent-style-name="Standard">
      <style:text-properties officeooo:paragraph-rsid="00134f17"/>
    </style:style>
    <style:style style:name="T1" style:family="text">
      <style:text-properties officeooo:rsid="00134f17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4" text:anchor-type="paragraph" svg:y="0.148in" svg:width="6.9252in" svg:height="1.1134in" draw:z-index="2"><draw:image xlink:href="Pictures/10000000000003A500000096B615E5A8D1524AAF.png" xlink:type="simple" xlink:show="embed" xlink:actuate="onLoad"/></draw:frame><text:span text:style-name="T1">y[n] = x[n] if x[n] &gt; threshold; else 0</text:span></text:p>
      <text:p text:style-name="P1"><draw:frame draw:style-name="fr1" draw:name="Image3" text:anchor-type="paragraph" svg:y="0.1244in" svg:width="6.9252in" svg:height="1.1138in" draw:z-index="1"><draw:image xlink:href="Pictures/10000000000003A4000000967C565D285454A9D6.png" xlink:type="simple" xlink:show="embed" xlink:actuate="onLoad"/></draw:frame></text:p>
      <text:p text:style-name="P2"><draw:frame draw:style-name="fr1" draw:name="Image2" text:anchor-type="paragraph" svg:y="0.0811in" svg:width="6.9252in" svg:height="1.0929in" draw:z-index="0"><draw:image xlink:href="Pictures/10000000000003A30000009322C5BC3A325117C9.png" xlink:type="simple" xlink:show="embed" xlink:actuate="onLoad"/></draw:frame><text:span text:style-name="T1">y[n] = </text:span>α * <text:span text:style-name="T1">(y[n-1] + x[n] – x[n-1])</text:span></text:p>
      <text:p text:style-name="P1"><draw:frame draw:style-name="fr2" draw:name="Image1" text:anchor-type="paragraph" svg:width="6.9252in" svg:height="1.1709in" draw:z-index="3"><draw:image xlink:href="Pictures/10000000000003A60000009EDB70F7F500D5AC55.png" xlink:type="simple" xlink:show="embed" xlink:actuate="onLoad"/></draw:frame><draw:frame draw:style-name="fr1" draw:name="Image5" text:anchor-type="paragraph" svg:y="1.4118in" svg:width="6.9252in" svg:height="1.128in" draw:z-index="4"><draw:image xlink:href="Pictures/10000000000003A50000009889B8F80B9CE5738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09:56:17.019472707</meta:creation-date>
    <dc:date>2018-02-10T10:18:17.922095005</dc:date>
    <meta:editing-duration>PT1M40S</meta:editing-duration>
    <meta:editing-cycles>1</meta:editing-cycles>
    <meta:document-statistic meta:table-count="0" meta:image-count="5" meta:object-count="0" meta:page-count="1" meta:paragraph-count="2" meta:word-count="17" meta:character-count="74" meta:non-whitespace-character-count="58"/>
    <meta:generator>LibreOffice/5.1.6.2$Linux_X86_64 LibreOffice_project/10m0$Build-2</meta:generator>
  </office:meta>
</office:document-meta>
</file>